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number-columns-repeated="4" office:value-type="string" calcext:value-type="string">
            <text:p>FV</text:p>
          </table:table-cell>
          <table:table-cell table:number-columns-repeated="2" office:value-type="string" calcext:value-type="string">
            <text:p>POT (1E20)</text:p>
          </table:table-cell>
          <table:table-cell table:style-name="Default" office:value-type="string" calcext:value-type="string">
            <text:p>Kg POT (1E24)</text:p>
          </table:table-cell>
          <table:table-cell table:number-columns-repeated="3" table:style-name="Default" office:value-type="string" calcext:value-type="string">
            <text:p>kg POT rati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% carbon</text:p>
          </table:table-cell>
          <table:table-cell office:value-type="string" calcext:value-type="string">
            <text:p>% oxygen</text:p>
          </table:table-cell>
          <table:table-cell office:value-type="string" calcext:value-type="string">
            <text:p>% other</text:p>
          </table:table-cell>
          <table:table-cell office:value-type="string" calcext:value-type="string">
            <text:p>FHC</text:p>
          </table:table-cell>
          <table:table-cell office:value-type="string" calcext:value-type="string">
            <text:p>RHC</text:p>
          </table:table-cell>
          <table:table-cell table:style-name="Default"/>
          <table:table-cell table:style-name="Default" office:value-type="string" calcext:value-type="string">
            <text:p>% carbon</text:p>
          </table:table-cell>
          <table:table-cell table:style-name="Default" office:value-type="string" calcext:value-type="string">
            <text:p>% oxygen</text:p>
          </table:table-cell>
          <table:table-cell table:style-name="Default" office:value-type="string" calcext:value-type="string">
            <text:p>% oth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r</text:p>
          </table:table-cell>
          <table:table-cell table:style-name="ce1" office:value-type="float" office:value="3570" calcext:value-type="float">
            <text:p>3570</text:p>
          </table:table-cell>
          <table:table-cell office:value-type="float" office:value="70" calcext:value-type="float">
            <text:p>70</text:p>
          </table:table-cell>
          <table:table-cell office:value-type="float" office:value="0.67" calcext:value-type="float">
            <text:p>0.67</text:p>
          </table:table-cell>
          <table:table-cell office:value-type="float" office:value="19.33" calcext:value-type="float">
            <text:p>19.33</text:p>
          </table:table-cell>
          <table:table-cell office:value-type="float" office:value="7.872" calcext:value-type="float">
            <text:p>7.872</text:p>
          </table:table-cell>
          <table:table-cell office:value-type="float" office:value="0" calcext:value-type="float">
            <text:p>0</text:p>
          </table:table-cell>
          <table:table-cell table:formula="of:=SUM([.G3:.H3])*[.C3]*0.0001" office:value-type="float" office:value="2.810304" calcext:value-type="float">
            <text:p>2.810</text:p>
          </table:table-cell>
          <table:table-cell table:formula="of:=([.C3]*[.D3]*(0.01*([.G3]+[.H3]))/([.C4]*[.D4]*0.01*([.G4]+[.H4])))" office:value-type="float" office:value="3.99705871058309" calcext:value-type="float">
            <text:p>3.997</text:p>
          </table:table-cell>
          <table:table-cell office:value-type="string" calcext:value-type="string">
            <text:p>-</text:p>
          </table:table-cell>
          <table:table-cell table:formula="of:=([.C3]*[.F3]*(0.01*([.G3]+[.H3]))/([.C4]*[.F4]*0.01*([.G4]+[.H4])))" office:value-type="float" office:value="9.21585361900017" calcext:value-type="float">
            <text:p>9.2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GD1</text:p>
          </table:table-cell>
          <table:table-cell office:value-type="float" office:value="985" calcext:value-type="float">
            <text:p>985</text:p>
          </table:table-cell>
          <table:table-cell office:value-type="float" office:value="86" calcext:value-type="float">
            <text:p>86</text:p>
          </table:table-cell>
          <table:table-cell office:value-type="float" office:value="3.7" calcext:value-type="float">
            <text:p>3.7</text:p>
          </table:table-cell>
          <table:table-cell office:value-type="float" office:value="10.3" calcext:value-type="float">
            <text:p>10.3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table-cell table:formula="of:=SUM([.G4:.H4])*[.C4]*0.0001" office:value-type="float" office:value="0.572285" calcext:value-type="float">
            <text:p>0.5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5470" calcext:value-type="float">
            <text:p>54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657" calcext:value-type="float">
            <text:p>3.657</text:p>
          </table:table-cell>
          <table:table-cell office:value-type="float" office:value="0" calcext:value-type="float">
            <text:p>0</text:p>
          </table:table-cell>
          <table:table-cell table:formula="of:=SUM([.G5:.H5])*[.C5]*0.0001" office:value-type="float" office:value="2.000379" calcext:value-type="float">
            <text:p>2.000</text:p>
          </table:table-cell>
          <table:table-cell table:formula="of:=([.C5]*[.D5]*(0.01*([.G5]+[.H5]))/([.C6]*[.D6]*0.01*([.G6]+[.H6])))" office:value-type="float" office:value="10.6265219608593" calcext:value-type="float">
            <text:p>10.627</text:p>
          </table:table-cell>
          <table:table-cell table:formula="of:=([.C5]*[.E5]*(0.01*([.G5]+[.H5]))/([.C6]*[.E6]*0.01*([.G6]+[.H6])))" office:value-type="float" office:value="1.4360164811972" calcext:value-type="float">
            <text:p>1.436</text:p>
          </table:table-cell>
          <table:table-cell table:formula="of:=([.C5]*[.F5]*(0.01*([.G5]+[.H5]))/([.C6]*[.F6]*0.01*([.G6]+[.H6])))" office:value-type="float" office:value="8.05039542489342" calcext:value-type="float">
            <text:p>8.0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GD2</text:p>
          </table:table-cell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table-cell table:formula="of:=SUM([.G6:.H6])*[.C6]*0.0001" office:value-type="float" office:value="0.564732" calcext:value-type="float">
            <text:p>0.5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ir</text:p>
          </table:table-cell>
          <table:table-cell table:style-name="ce1" office:value-type="float" office:value="3570" calcext:value-type="float">
            <text:p>3570</text:p>
          </table:table-cell>
          <table:table-cell office:value-type="float" office:value="70" calcext:value-type="float">
            <text:p>70</text:p>
          </table:table-cell>
          <table:table-cell office:value-type="float" office:value="0.67" calcext:value-type="float">
            <text:p>0.67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3.382" calcext:value-type="float">
            <text:p>3.382</text:p>
          </table:table-cell>
          <table:table-cell table:formula="of:=SUM([.G7:.H7])*[.C7]*0.0001" office:value-type="float" office:value="1.207374" calcext:value-type="float">
            <text:p>1.207</text:p>
          </table:table-cell>
          <table:table-cell table:formula="of:=([.C7]*[.D7]*(0.01*([.G7]+[.H7]))/([.C8]*[.D8]*0.01*([.G8]+[.H8])))" office:value-type="float" office:value="3.51307027621994" calcext:value-type="float">
            <text:p>3.513</text:p>
          </table:table-cell>
          <table:table-cell office:value-type="string" calcext:value-type="string">
            <text:p>-</text:p>
          </table:table-cell>
          <table:table-cell table:formula="of:=([.C7]*[.F7]*(0.01*([.G7]+[.H7]))/([.C8]*[.F8]*0.01*([.G8]+[.H8])))" office:value-type="float" office:value="8.09994142272193" calcext:value-type="float">
            <text:p>8.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GD1</text:p>
          </table:table-cell>
          <table:table-cell office:value-type="float" office:value="985" calcext:value-type="float">
            <text:p>985</text:p>
          </table:table-cell>
          <table:table-cell office:value-type="float" office:value="86" calcext:value-type="float">
            <text:p>86</text:p>
          </table:table-cell>
          <table:table-cell office:value-type="float" office:value="3.7" calcext:value-type="float">
            <text:p>3.7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formula="of:=SUM([.G8:.H8])*[.C8]*0.0001" office:value-type="float" office:value="0.27974" calcext:value-type="float">
            <text:p>0.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5470" calcext:value-type="float">
            <text:p>54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852" calcext:value-type="float">
            <text:p>2.852</text:p>
          </table:table-cell>
          <table:table-cell table:formula="of:=SUM([.G9:.H9])*[.C9]*0.0001" office:value-type="float" office:value="1.560044" calcext:value-type="float">
            <text:p>1.560</text:p>
          </table:table-cell>
          <table:table-cell table:formula="of:=([.C9]*[.D9]*(0.01*([.G9]+[.H9]))/([.C10]*[.D10]*0.01*([.G10]+[.H10])))" office:value-type="float" office:value="16.9540514693097" calcext:value-type="float">
            <text:p>16.954</text:p>
          </table:table-cell>
          <table:table-cell table:formula="of:=([.C9]*[.E9]*(0.01*([.G9]+[.H9]))/([.C10]*[.E10]*0.01*([.G10]+[.H10])))" office:value-type="float" office:value="2.2910880363932" calcext:value-type="float">
            <text:p>2.291</text:p>
          </table:table-cell>
          <table:table-cell table:formula="of:=([.C9]*[.F9]*(0.01*([.G9]+[.H9]))/([.C10]*[.F10]*0.01*([.G10]+[.H10])))" office:value-type="float" office:value="12.8439783858407" calcext:value-type="float">
            <text:p>12.8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GD2</text:p>
          </table:table-cell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formula="of:=SUM([.G10:.H10])*[.C10]*0.0001" office:value-type="float" office:value="0.276048" calcext:value-type="float">
            <text:p>0.276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office:value-type="string" calcext:value-type="string">
            <text:p>mass (kg)</text:p>
          </table:table-cell>
          <table:table-cell office:value-type="string" calcext:value-type="string">
            <text:p>% carbon</text:p>
          </table:table-cell>
          <table:table-cell office:value-type="string" calcext:value-type="string">
            <text:p>% oxygen</text:p>
          </table:table-cell>
          <table:table-cell office:value-type="string" calcext:value-type="string">
            <text:p>% other</text:p>
          </table:table-cell>
          <table:table-cell office:value-type="string" calcext:value-type="string">
            <text:p>FHC</text:p>
          </table:table-cell>
          <table:table-cell office:value-type="string" calcext:value-type="string">
            <text:p>RHC</text:p>
          </table:table-cell>
          <table:table-cell table:style-name="Default"/>
          <table:table-cell table:style-name="Default" office:value-type="string" calcext:value-type="string">
            <text:p>% carbon</text:p>
          </table:table-cell>
          <table:table-cell table:style-name="Default" office:value-type="string" calcext:value-type="string">
            <text:p>% oxygen</text:p>
          </table:table-cell>
          <table:table-cell table:style-name="Default" office:value-type="string" calcext:value-type="string">
            <text:p>% oth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r</text:p>
          </table:table-cell>
          <table:table-cell table:style-name="ce1" office:value-type="float" office:value="3570" calcext:value-type="float">
            <text:p>3570</text:p>
          </table:table-cell>
          <table:table-cell office:value-type="float" office:value="70" calcext:value-type="float">
            <text:p>70</text:p>
          </table:table-cell>
          <table:table-cell office:value-type="float" office:value="0.67" calcext:value-type="float">
            <text:p>0.67</text:p>
          </table:table-cell>
          <table:table-cell office:value-type="float" office:value="19.33" calcext:value-type="float">
            <text:p>19.33</text:p>
          </table:table-cell>
          <table:table-cell office:value-type="float" office:value="7.872" calcext:value-type="float">
            <text:p>7.872</text:p>
          </table:table-cell>
          <table:table-cell office:value-type="float" office:value="0" calcext:value-type="float">
            <text:p>0</text:p>
          </table:table-cell>
          <table:table-cell table:formula="of:=SUM([.G13:.H13])*[.C13]*0.0001" office:value-type="float" office:value="2.810304" calcext:value-type="float">
            <text:p>2.810</text:p>
          </table:table-cell>
          <table:table-cell table:formula="of:=([.C13]*[.D13]*(0.01*([.G13]+[.H13]))/([.C14]*[.D14]*0.01*([.G14]+[.H14])))" office:value-type="float" office:value="2.01430402536974" calcext:value-type="float">
            <text:p>2.014</text:p>
          </table:table-cell>
          <table:table-cell office:value-type="string" calcext:value-type="string">
            <text:p>-</text:p>
          </table:table-cell>
          <table:table-cell table:formula="of:=([.C13]*[.F13]*(0.01*([.G13]+[.H13]))/([.C14]*[.F14]*0.01*([.G14]+[.H14])))" office:value-type="float" office:value="4.64429781649675" calcext:value-type="float">
            <text:p>4.644</text:p>
          </table:table-cell>
          <table:table-cell/>
          <table:table-cell table:formula="of:=(1+[.J13])" office:value-type="float" office:value="3.01430402536974" calcext:value-type="float">
            <text:p>3.01430402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GD1</text:p>
          </table:table-cell>
          <table:table-cell office:value-type="float" office:value="985" calcext:value-type="float">
            <text:p>985</text:p>
          </table:table-cell>
          <table:table-cell office:value-type="float" office:value="86" calcext:value-type="float">
            <text:p>86</text:p>
          </table:table-cell>
          <table:table-cell office:value-type="float" office:value="3.7" calcext:value-type="float">
            <text:p>3.7</text:p>
          </table:table-cell>
          <table:table-cell office:value-type="float" office:value="10.3" calcext:value-type="float">
            <text:p>10.3</text:p>
          </table:table-cell>
          <table:table-cell table:formula="of:=[.G13]+[.G15]" office:value-type="float" office:value="11.529" calcext:value-type="float">
            <text:p>11.529</text:p>
          </table:table-cell>
          <table:table-cell office:value-type="float" office:value="0" calcext:value-type="float">
            <text:p>0</text:p>
          </table:table-cell>
          <table:table-cell table:formula="of:=SUM([.G14:.H14])*[.C14]*0.0001" office:value-type="float" office:value="1.1356065" calcext:value-type="float">
            <text:p>1.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5470" calcext:value-type="float">
            <text:p>54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657" calcext:value-type="float">
            <text:p>3.657</text:p>
          </table:table-cell>
          <table:table-cell office:value-type="float" office:value="0" calcext:value-type="float">
            <text:p>0</text:p>
          </table:table-cell>
          <table:table-cell table:formula="of:=SUM([.G15:.H15])*[.C15]*0.0001" office:value-type="float" office:value="2.000379" calcext:value-type="float">
            <text:p>2.000</text:p>
          </table:table-cell>
          <table:table-cell table:formula="of:=([.C15]*[.D15]*(0.01*([.G15]+[.H15]))/([.C16]*[.D16]*0.01*([.G16]+[.H16])))" office:value-type="float" office:value="5.35519928810761" calcext:value-type="float">
            <text:p>5.355</text:p>
          </table:table-cell>
          <table:table-cell table:formula="of:=([.C15]*[.E15]*(0.01*([.G15]+[.H15]))/([.C16]*[.E16]*0.01*([.G16]+[.H16])))" office:value-type="float" office:value="0.723675579474001" calcext:value-type="float">
            <text:p>0.724</text:p>
          </table:table-cell>
          <table:table-cell table:formula="of:=([.C15]*[.F15]*(0.01*([.G15]+[.H15]))/([.C16]*[.F16]*0.01*([.G16]+[.H16])))" office:value-type="float" office:value="4.05696915765728" calcext:value-type="float">
            <text:p>4.057</text:p>
          </table:table-cell>
          <table:table-cell table:number-columns-repeated="2"/>
          <table:table-cell table:formula="of:=(1+[.K15])" office:value-type="float" office:value="1.723675579474" calcext:value-type="float">
            <text:p>1.7236755795</text:p>
          </table:table-cell>
        </table:table-row>
        <table:table-row table:style-name="ro1">
          <table:table-cell/>
          <table:table-cell office:value-type="string" calcext:value-type="string">
            <text:p>FGD2</text:p>
          </table:table-cell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formula="of:=[.G14]" office:value-type="float" office:value="11.529" calcext:value-type="float">
            <text:p>11.529</text:p>
          </table:table-cell>
          <table:table-cell office:value-type="float" office:value="0" calcext:value-type="float">
            <text:p>0</text:p>
          </table:table-cell>
          <table:table-cell table:formula="of:=SUM([.G16:.H16])*[.C16]*0.0001" office:value-type="float" office:value="1.1206188" calcext:value-type="float">
            <text:p>1.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ir</text:p>
          </table:table-cell>
          <table:table-cell table:style-name="ce1" office:value-type="float" office:value="3570" calcext:value-type="float">
            <text:p>3570</text:p>
          </table:table-cell>
          <table:table-cell office:value-type="float" office:value="70" calcext:value-type="float">
            <text:p>70</text:p>
          </table:table-cell>
          <table:table-cell office:value-type="float" office:value="0.67" calcext:value-type="float">
            <text:p>0.67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3.382" calcext:value-type="float">
            <text:p>3.382</text:p>
          </table:table-cell>
          <table:table-cell table:formula="of:=SUM([.G17:.H17])*[.C17]*0.0001" office:value-type="float" office:value="1.207374" calcext:value-type="float">
            <text:p>1.207</text:p>
          </table:table-cell>
          <table:table-cell table:formula="of:=([.C17]*[.D17]*(0.01*([.G17]+[.H17]))/([.C18]*[.D18]*0.01*([.G18]+[.H18])))" office:value-type="float" office:value="1.60043625031515" calcext:value-type="float">
            <text:p>1.600</text:p>
          </table:table-cell>
          <table:table-cell office:value-type="string" calcext:value-type="string">
            <text:p>-</text:p>
          </table:table-cell>
          <table:table-cell table:formula="of:=([.C17]*[.F17]*(0.01*([.G17]+[.H17]))/([.C18]*[.F18]*0.01*([.G18]+[.H18])))" office:value-type="float" office:value="3.6900599359208" calcext:value-type="float">
            <text:p>3.690</text:p>
          </table:table-cell>
          <table:table-cell/>
          <table:table-cell table:formula="of:=(1+[.J17])" office:value-type="float" office:value="2.60043625031515" calcext:value-type="float">
            <text:p>2.60043625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GD1</text:p>
          </table:table-cell>
          <table:table-cell office:value-type="float" office:value="985" calcext:value-type="float">
            <text:p>985</text:p>
          </table:table-cell>
          <table:table-cell office:value-type="float" office:value="86" calcext:value-type="float">
            <text:p>86</text:p>
          </table:table-cell>
          <table:table-cell office:value-type="float" office:value="3.7" calcext:value-type="float">
            <text:p>3.7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table:formula="of:=[.H17]+[.H19]" office:value-type="float" office:value="6.234" calcext:value-type="float">
            <text:p>6.234</text:p>
          </table:table-cell>
          <table:table-cell table:formula="of:=SUM([.G18:.H18])*[.C18]*0.0001" office:value-type="float" office:value="0.614049" calcext:value-type="float">
            <text:p>0.6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5470" calcext:value-type="float">
            <text:p>54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852" calcext:value-type="float">
            <text:p>2.852</text:p>
          </table:table-cell>
          <table:table-cell table:formula="of:=SUM([.G19:.H19])*[.C19]*0.0001" office:value-type="float" office:value="1.560044" calcext:value-type="float">
            <text:p>1.560</text:p>
          </table:table-cell>
          <table:table-cell table:formula="of:=([.C19]*[.D19]*(0.01*([.G19]+[.H19]))/([.C20]*[.D20]*0.01*([.G20]+[.H20])))" office:value-type="float" office:value="7.72369364338138" calcext:value-type="float">
            <text:p>7.724</text:p>
          </table:table-cell>
          <table:table-cell table:formula="of:=([.C19]*[.E19]*(0.01*([.G19]+[.H19]))/([.C20]*[.E20]*0.01*([.G20]+[.H20])))" office:value-type="float" office:value="1.04374238424073" calcext:value-type="float">
            <text:p>1.044</text:p>
          </table:table-cell>
          <table:table-cell table:formula="of:=([.C19]*[.F19]*(0.01*([.G19]+[.H19]))/([.C20]*[.F20]*0.01*([.G20]+[.H20])))" office:value-type="float" office:value="5.85128306316771" calcext:value-type="float">
            <text:p>5.851</text:p>
          </table:table-cell>
          <table:table-cell table:number-columns-repeated="2"/>
          <table:table-cell table:formula="of:=(1+[.K19])" office:value-type="float" office:value="2.04374238424073" calcext:value-type="float">
            <text:p>2.0437423842</text:p>
          </table:table-cell>
        </table:table-row>
        <table:table-row table:style-name="ro1">
          <table:table-cell/>
          <table:table-cell office:value-type="string" calcext:value-type="string">
            <text:p>FGD2</text:p>
          </table:table-cell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H18]" office:value-type="float" office:value="6.234" calcext:value-type="float">
            <text:p>6.234</text:p>
          </table:table-cell>
          <table:table-cell table:formula="of:=SUM([.G20:.H20])*[.C20]*0.0001" office:value-type="float" office:value="0.6059448" calcext:value-type="float">
            <text:p>0.6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00/00/0000</text:date>, <text:time style:data-style-name="N2" text:time-value="08:50:20.464987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8:21:05.062220506</meta:creation-date>
    <dc:title>LyX Document</dc:title>
    <dc:date>2019-07-31T09:31:15.932169309</dc:date>
    <meta:editing-duration>PT35M36S</meta:editing-duration>
    <meta:editing-cycles>6</meta:editing-cycles>
    <meta:generator>LibreOffice/5.1.6.2$Linux_X86_64 LibreOffice_project/10m0$Build-2</meta:generator>
    <meta:document-statistic meta:table-count="1" meta:cell-count="186" meta:object-count="0"/>
  </office:meta>
</office:document-meta>
</file>